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map style:condition="cell-content()=0" style:apply-style-name="_30__5f_cell" style:base-cell-address="Feuille1.E2"/>
      <style:map style:condition="cell-content()=9" style:apply-style-name="b0_5f_cell" style:base-cell-address="Feuille1.E2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_31__5f_cell">
      <style:map style:condition="cell-content()=0" style:apply-style-name="_30__5f_cell" style:base-cell-address="Feuille1.F3"/>
      <style:map style:condition="cell-content()=9" style:apply-style-name="b0_5f_cell" style:base-cell-address="Feuille1.F3"/>
      <style:map style:condition="cell-content()=1" style:apply-style-name="_31__5f_cell" style:base-cell-address="Feuille1.F3"/>
    </style:style>
    <style:style style:name="ce4" style:family="table-cell" style:parent-style-name="b0_5f_cell">
      <style:map style:condition="cell-content()=0" style:apply-style-name="_30__5f_cell" style:base-cell-address="Feuille1.E2"/>
      <style:map style:condition="cell-content()=9" style:apply-style-name="b0_5f_cell" style:base-cell-address="Feuille1.E2"/>
    </style:style>
    <style:style style:name="ce5" style:family="table-cell" style:parent-style-name="Default">
      <style:table-cell-properties fo:background-color="#ffffff"/>
      <style:map style:condition="cell-content()=0" style:apply-style-name="_30__5f_cell" style:base-cell-address="Feuille1.F3"/>
      <style:map style:condition="cell-content()=9" style:apply-style-name="b0_5f_cell" style:base-cell-address="Feuille1.F3"/>
      <style:map style:condition="cell-content()=1" style:apply-style-name="_31__5f_cell" style:base-cell-address="Feuille1.F3"/>
    </style:style>
    <style:style style:name="ce6" style:family="table-cell" style:parent-style-name="Default">
      <style:table-cell-properties fo:background-color="#cccccc"/>
      <style:map style:condition="cell-content()=0" style:apply-style-name="_30__5f_cell" style:base-cell-address="Feuille1.E2"/>
      <style:map style:condition="cell-content()=#NAME?[.E$2]" style:apply-style-name="b0_5f_cell" style:base-cell-address="Feuille1.E2"/>
    </style:style>
    <style:style style:name="ce7" style:family="table-cell" style:parent-style-name="Default">
      <style:table-cell-properties fo:background-color="#cccccc"/>
      <style:map style:condition="cell-content()=9" style:apply-style-name="b0_5f_cell" style:base-cell-address="Feuille1.AN2"/>
      <style:map style:condition="cell-content()=0" style:apply-style-name="_30__5f_cell" style:base-cell-address="Feuille1.AN2"/>
      <style:map style:condition="cell-content()=1" style:apply-style-name="_31__5f_cell" style:base-cell-address="Feuille1.AN2"/>
    </style:style>
    <style:style style:name="ce8" style:family="table-cell" style:parent-style-name="Default">
      <style:table-cell-properties fo:background-color="#000000"/>
      <style:map style:condition="cell-content()=9" style:apply-style-name="b0_5f_cell" style:base-cell-address="Feuille1.AN2"/>
      <style:map style:condition="cell-content()=0" style:apply-style-name="_30__5f_cell" style:base-cell-address="Feuille1.AN2"/>
      <style:map style:condition="cell-content()=1" style:apply-style-name="_31__5f_cell" style:base-cell-address="Feuille1.AN2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0" table:default-cell-style-name="ce3"/>
        <table:table-column table:style-name="co1" table:default-cell-style-name="ce5"/>
        <table:table-column table:style-name="co1" table:default-cell-style-name="ce1"/>
        <table:table-column table:style-name="co1" table:number-columns-repeated="12" table:default-cell-style-name="Default"/>
        <table:table-column table:style-name="co1" table:number-columns-repeated="2" table:default-cell-style-name="ce7"/>
        <table:table-column table:style-name="co1" table:number-columns-repeated="19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19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ce3"/>
        <table:table-column table:style-name="co1" table:default-cell-style-name="ce5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3"/>
        <table:table-column table:style-name="co1" table:number-columns-repeated="11" table:default-cell-style-name="Default"/>
        <table:table-column table:style-name="co1" table:number-columns-repeated="4" table:default-cell-style-name="ce3"/>
        <table:table-column table:style-name="co1" table:default-cell-style-name="ce5"/>
        <table:table-column table:style-name="co1" table:default-cell-style-name="ce1"/>
        <table:table-column table:style-name="co1" table:number-columns-repeated="889" table:default-cell-style-name="Default"/>
        <table:table-row table:style-name="ro1">
          <table:table-cell table:number-columns-repeated="4"/>
          <table:table-cell table:style-name="Default" office:value-type="string">
            <text:p>LD01</text:p>
          </table:table-cell>
          <table:table-cell table:style-name="Default" table:number-columns-repeated="22"/>
          <table:table-cell table:number-columns-repeated="12"/>
          <table:table-cell table:style-name="Default" office:value-type="string">
            <text:p>LD11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 table:number-columns-repeated="2"/>
          <table:table-cell table:style-name="Default" office:value-type="string">
            <text:p>LD21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/>
          <table:table-cell table:style-name="Default" office:value-type="string">
            <text:p>LD31</text:p>
          </table:table-cell>
          <table:table-cell table:style-name="Default" table:number-columns-repeated="22"/>
          <table:table-cell/>
          <table:table-cell table:style-name="Default" office:value-type="string">
            <text:p>LD91</text:p>
          </table:table-cell>
          <table:table-cell table:style-name="Default" table:number-columns-repeated="5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style-name="ce6"/>
          <table:table-cell table:number-columns-repeated="11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  <table:table-cell table:style-name="_30__5f_cell"/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table:style-name="ce2" office:value-type="string">
            <text:p>LD02</text:p>
          </table:table-cell>
          <table:table-cell table:style-name="ce2" table:number-columns-repeated="22"/>
          <table:table-cell table:number-columns-repeated="12"/>
          <table:table-cell table:style-name="Default" office:value-type="string">
            <text:p>LD12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 table:number-columns-repeated="2"/>
          <table:table-cell table:style-name="Default" office:value-type="string">
            <text:p>LD22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/>
          <table:table-cell table:style-name="Default" office:value-type="string">
            <text:p>LD32</text:p>
          </table:table-cell>
          <table:table-cell table:style-name="Default" table:number-columns-repeated="22"/>
          <table:table-cell/>
          <table:table-cell table:style-name="Default" office:value-type="string">
            <text:p>LD92</text:p>
          </table:table-cell>
          <table:table-cell table:style-name="Default" table:number-columns-repeated="5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table:style-name="Default" office:value-type="string">
            <text:p>LD03</text:p>
          </table:table-cell>
          <table:table-cell table:style-name="Default" table:number-columns-repeated="22"/>
          <table:table-cell table:number-columns-repeated="12"/>
          <table:table-cell table:style-name="Default" office:value-type="string">
            <text:p>LD13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 table:number-columns-repeated="2"/>
          <table:table-cell table:style-name="Default" office:value-type="string">
            <text:p>LD23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/>
          <table:table-cell table:style-name="Default" office:value-type="string">
            <text:p>LD41</text:p>
          </table:table-cell>
          <table:table-cell table:style-name="Default" table:number-columns-repeated="22"/>
          <table:table-cell/>
          <table:table-cell table:style-name="Default" office:value-type="string">
            <text:p>LD93</text:p>
          </table:table-cell>
          <table:table-cell table:style-name="Default" table:number-columns-repeated="5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table:style-name="Default" office:value-type="string">
            <text:p>LD04</text:p>
          </table:table-cell>
          <table:table-cell table:style-name="Default" table:number-columns-repeated="22"/>
          <table:table-cell table:number-columns-repeated="12"/>
          <table:table-cell table:style-name="Default" office:value-type="string">
            <text:p>LD14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 table:number-columns-repeated="2"/>
          <table:table-cell table:style-name="Default" office:value-type="string">
            <text:p>LD24</text:p>
          </table:table-cell>
          <table:table-cell table:style-name="Default"/>
          <table:table-cell table:number-columns-repeated="19"/>
          <table:table-cell table:style-name="Default" table:number-columns-repeated="2"/>
          <table:table-cell/>
          <table:table-cell table:style-name="Default" office:value-type="string">
            <text:p>LD42</text:p>
          </table:table-cell>
          <table:table-cell table:style-name="Default" table:number-columns-repeated="22"/>
          <table:table-cell/>
          <table:table-cell table:style-name="Default" office:value-type="string">
            <text:p>LD94</text:p>
          </table:table-cell>
          <table:table-cell table:style-name="Default" table:number-columns-repeated="5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889"/>
        </table:table-row>
        <table:table-row table:style-name="ro1">
          <table:table-cell table:number-columns-repeated="4"/>
          <table:table-cell table:style-name="Default" office:value-type="string">
            <text:p>LD05</text:p>
          </table:table-cell>
          <table:table-cell table:style-name="Default" table:number-columns-repeated="22"/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office:value-type="string">
            <text:p>LD43</text:p>
          </table:table-cell>
          <table:table-cell table:style-name="Default" table:number-columns-repeated="22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table:style-name="Default" office:value-type="string">
            <text:p>LD06</text:p>
          </table:table-cell>
          <table:table-cell table:style-name="Default" table:number-columns-repeated="22"/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office:value-type="string">
            <text:p>LD44</text:p>
          </table:table-cell>
          <table:table-cell table:style-name="Default" table:number-columns-repeated="22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table:style-name="Default" office:value-type="string">
            <text:p>LD07</text:p>
          </table:table-cell>
          <table:table-cell table:style-name="Default" table:number-columns-repeated="22"/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1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2"/>
          <table:table-cell/>
          <table:table-cell table:style-name="Default" table:number-columns-repeated="23"/>
          <table:table-cell/>
          <table:table-cell table:style-name="Default" table:number-columns-repeated="6"/>
          <table:table-cell table:number-columns-repeated="11"/>
          <table:table-cell table:style-name="Default" table:number-columns-repeated="6"/>
          <table:table-cell table:number-columns-repeated="889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5f_cell" style:display-name="0_cell" style:family="table-cell" style:parent-style-name="Default">
      <style:table-cell-properties fo:background-color="#ffffff"/>
    </style:style>
    <style:style style:name="b0_5f_cell" style:display-name="b0_cell" style:family="table-cell" style:parent-style-name="Default">
      <style:table-cell-properties fo:background-color="#0000ff"/>
    </style:style>
    <style:style style:name="_31__5f_cell" style:display-name="1_cell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11/02/2013</text:date>, <text:time>20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1T08:23:18.14</meta:creation-date>
    <dc:date>2013-02-11T20:00:10</dc:date>
    <meta:editing-duration>PT03H43M11S</meta:editing-duration>
    <meta:editing-cycles>11</meta:editing-cycles>
    <meta:generator>OpenOffice.org/3.2$Linux OpenOffice.org_project/320m19$Build-9505</meta:generator>
    <meta:document-statistic meta:table-count="3" meta:cell-count="13250" meta:object-count="0"/>
  </office:meta>
</office:document-meta>
</file>